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Nadpis1" style:family="paragraph">
      <style:paragraph-properties fo:text-align="justify"/>
    </style:style>
    <style:style style:name="T19" style:parent-style-name="instrukce" style:family="text">
      <style:text-properties style:use-window-font-color="true"/>
    </style:style>
    <style:style style:name="P20" style:parent-style-name="podpis" style:family="paragraph">
      <style:paragraph-properties fo:margin-top="0.3333in"/>
    </style:style>
    <style:style style:name="T21" style:parent-style-name="instrukce" style:family="text">
      <style:text-properties style:use-window-font-color="true"/>
    </style:style>
    <style:style style:name="P22" style:parent-style-name="Nadpis1" style:family="paragraph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6/2024</text:p>
            <text:p text:style-name="Normální">KVOP-25898/2024</text:p>
            <text:p text:style-name="Normální">28. 06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/>
            <text:p text:style-name="Normální">Vážený pan</text:p>
            <text:p text:style-name="Normální">K. V.</text:p>
            <text:p text:style-name="Normální">nar.<text:s/>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/>
      <text:h text:style-name="P18" text:outline-level="1">Sdělení o vyřízení žádosti o informace podle zákona č. 106/1999 Sb., o svobodném přístupu k informacím</text:h>
      <text:p text:style-name="Základnítext">Vážený pane V.,</text:p>
      <text:p text:style-name="Základnítext">dne 25. června 2024 obdržela Kancelář veřejného ochránce práv Vaši žádost o informace. Žádáte o zaslání sborníku stanovisek veřejného<text:s/>ochránce práv Vězeňství II.<text:s/></text:p>
      <text:p text:style-name="Základnítext"><text:span text:style-name="Silné">Dáváme Vám tyto informace</text:span>:</text:p>
      <text:p text:style-name="Základnítext"><text:span text:style-name="T19">Sborník stanovisek veřejného ochránce práv Vězeňství II z roku 2019. Jde o poslední vydání, žádné novější není k dispozici a ani se nepřipravuje.</text:span></text:p>
      <text:p text:style-name="Základnítext">S pozdravem</text:p>
      <text:p text:style-name="Základnítext"/>
      <text:p text:style-name="P20">JUDr. Pavel Pořízek, Ph.D.</text:p>
      <text:p text:style-name="podpis">vedoucí<text:s/>Kanceláře veřejného ochránce práv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říloha"/>
      <text:p text:style-name="Příloha">Příloha</text:p>
      <text:p text:style-name="Normální"><text:span text:style-name="T21">Sborník stanovisek veřejného ochránce práv Vězeňství II</text:span></text:p>
      <text:h text:style-name="P22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L8TN*</text:span></text:p>
        <text:p text:style-name="P12"><text:span text:style-name="T13">KVOPX00EL8TN</text:span>KVOPX00EL8T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8-20T09:54:00Z</meta:creation-date>
    <dc:date>2024-08-20T09:54:00Z</dc:date>
    <meta:print-date>2024-06-28T08:39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07" meta:character-count="743" meta:row-count="5" meta:non-whitespace-character-count="637"/>
  </office:meta>
</office:document-meta>
</file>